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/>
    <style:font-face style:name="맑은 고딕1" svg:font-family="'맑은 고딕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3.5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1.5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complex="Arial"/>
    </style:style>
    <style:style style:name="ce3" style:family="table-cell" style:parent-style-name="Default">
      <style:text-properties style:font-name="Arial" style:font-name-complex="Ari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x1" table:style-name="ta1">
        <table:table-column table:style-name="co1" table:default-cell-style-name="ce3"/>
        <table:table-row table:style-name="ro1">
          <table:table-cell office:value-type="string" calcext:value-type="string">
            <text:p>AKIAGIREOGIAXLSX4BT5</text:p>
          </table:table-cell>
        </table:table-row>
      </table:table>
      <table:table table:name="Sheet4x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s/>홍길동전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0NgGi1d0nG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Mr00T</text:p>
          </table:table-cell>
        </table:table-row>
      </table:table>
      <table:table table:name="SheetAny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1 password is w3Ry5tR0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 ID:master,PW:dipPr10Gg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3 192.168.0.1 master/NBd@126t!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주인 </text:p>
          </table:table-cell>
          <table:table-cell office:value-type="string" calcext:value-type="string">
            <text:p>FNAT-CC0TG_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.53.51.17</text:p>
          </table:table-cell>
          <table:table-cell office:value-type="string" calcext:value-type="string">
            <text:p>192.168.101.9</text:p>
          </table:table-cell>
          <table:table-cell office:value-type="string" calcext:value-type="string">
            <text:p><text:s/>63777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COM.MICROSOFT.CONCAT([.A13];[.B13];[.C13];[.C12];[.D12])" office:value-type="string" office:string-value="10.53.51.17192.168.101.9 63777 주인 FNAT-CC0TG_old" calcext:value-type="string">
            <text:p>10.53.51.17192.168.101.9 63777 주인 FNAT-CC0TG_old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4"/>
          <table:table-cell table:style-name="ce2" office:value-type="string" calcext:value-type="string">
            <text:p><text:span text:style-name="T1">password:</text:span></text:p>
            <text:p/>
            <text:p><text:span text:style-name="T2">□ 문의 내용 :</text:span></text:p>
            <text:p><text:span text:style-name="T2">  ※ Error Stack Trace도 함께 첨부 부탁드립니다.</text:span></text:p>
            <text:p/>
            <text:p><text:span text:style-name="T1">12345</text:span></text:p>
          </table:table-cell>
          <table:table-cell office:value-type="string" calcext:value-type="string">
            <text:p>F16 224.52.124.93 root/A0dM1Nka</text:p>
          </table:table-cell>
        </table:table-row>
      </table:table>
      <table:named-expressions/>
      <table:database-ranges>
        <table:database-range table:name="__Anonymous_Sheet_DB__1" table:target-range-address="Sheet4x3.A1:Sheet4x3.D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/>
    <style:font-face style:name="맑은 고딕1" svg:font-family="'맑은 고딕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9:38:27.931280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0:06:04.612271318</meta:creation-date>
    <dc:date>2024-12-11T19:41:00.145899758</dc:date>
    <meta:editing-duration>PT1H2M3S</meta:editing-duration>
    <meta:editing-cycles>7</meta:editing-cycles>
    <meta:generator>LibreOffice/24.8.3.2$Linux_X86_64 LibreOffice_project/e14c9fdd1f585efcbb2c5363087a99d20928d522</meta:generator>
    <meta:document-statistic meta:table-count="3" meta:cell-count="24" meta:object-count="0"/>
  </office:meta>
</office:document-meta>
</file>